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4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6.234cm"/>
    </style:style>
    <style:style style:name="co4" style:family="table-column">
      <style:table-column-properties fo:break-before="auto" style:column-width="7.04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17.2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AR PL UMing HK" style:font-name-complex="Lohit Hindi"/>
    </style:style>
    <style:style style:name="ce3" style:family="table-cell" style:parent-style-name="Default">
      <style:text-properties fo:color="#ff0000" style:font-name="Liberation Sans" style:font-name-asian="AR PL UMing HK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style:font-name-asian="AR PL UMing HK" style:font-name-complex="Lohit Hindi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mbios CDH" table:style-name="ta1">
        <table:shapes>
          <draw:frame draw:z-index="0" draw:name="http://des.naos.i-administracion.junta-andalucia.es/servicedesk/imagenes_cmdb/actions/flecha_arriba.png" draw:style-name="gr1" draw:text-style-name="P1" svg:width="0.422cm" svg:height="0.422cm" svg:x="602.826cm" svg:y="1.781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1" draw:name="http://des.naos.i-administracion.junta-andalucia.es/servicedesk/imagenes_cmdb/actions/menos.png" draw:style-name="gr1" draw:text-style-name="P1" svg:width="0.422cm" svg:height="0.422cm" svg:x="605.084cm" svg:y="1.781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2" draw:name="http://des.naos.i-administracion.junta-andalucia.es/servicedesk/imagenes_cmdb/actions/flecha_abajo.png" draw:style-name="gr1" draw:text-style-name="P1" svg:width="0.422cm" svg:height="0.422cm" svg:x="72.248cm" svg:y="2.233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3" draw:name="http://des.naos.i-administracion.junta-andalucia.es/servicedesk/imagenes_cmdb/actions/flecha_arriba.png" draw:style-name="gr1" draw:text-style-name="P1" svg:width="0.422cm" svg:height="0.422cm" svg:x="609.599cm" svg:y="2.233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4" draw:name="http://des.naos.i-administracion.junta-andalucia.es/servicedesk/imagenes_cmdb/actions/menos.png" draw:style-name="gr1" draw:text-style-name="P1" svg:width="0.422cm" svg:height="0.422cm" svg:x="611.857cm" svg:y="2.233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5" draw:name="http://des.naos.i-administracion.junta-andalucia.es/servicedesk/imagenes_cmdb/actions/ver_detalle.png" draw:style-name="gr1" draw:text-style-name="P1" svg:width="0.422cm" svg:height="0.422cm" svg:x="614.115cm" svg:y="2.233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6" draw:name="http://des.naos.i-administracion.junta-andalucia.es/servicedesk/imagenes_cmdb/actions/flecha_abajo.png" draw:style-name="gr1" draw:text-style-name="P1" svg:width="0.422cm" svg:height="0.422cm" svg:x="92.568cm" svg:y="2.684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7" draw:name="http://des.naos.i-administracion.junta-andalucia.es/servicedesk/imagenes_cmdb/actions/flecha_arriba.png" draw:style-name="gr1" draw:text-style-name="P1" svg:width="0.422cm" svg:height="0.422cm" svg:x="616.373cm" svg:y="2.684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8" draw:name="http://des.naos.i-administracion.junta-andalucia.es/servicedesk/imagenes_cmdb/actions/flecha_abajo.png" draw:style-name="gr1" draw:text-style-name="P1" svg:width="0.422cm" svg:height="0.422cm" svg:x="112.888cm" svg:y="3.136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9" draw:name="http://des.naos.i-administracion.junta-andalucia.es/servicedesk/imagenes_cmdb/actions/flecha_arriba.png" draw:style-name="gr1" draw:text-style-name="P1" svg:width="0.422cm" svg:height="0.422cm" svg:x="623.146cm" svg:y="3.136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10" draw:name="http://des.naos.i-administracion.junta-andalucia.es/servicedesk/imagenes_cmdb/actions/flecha_abajo.png" draw:style-name="gr1" draw:text-style-name="P1" svg:width="0.422cm" svg:height="0.422cm" svg:x="133.208cm" svg:y="3.587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11" draw:name="http://des.naos.i-administracion.junta-andalucia.es/servicedesk/imagenes_cmdb/actions/flecha_arriba.png" draw:style-name="gr1" draw:text-style-name="P1" svg:width="0.422cm" svg:height="0.422cm" svg:x="629.919cm" svg:y="3.587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12" draw:name="http://des.naos.i-administracion.junta-andalucia.es/servicedesk/imagenes_cmdb/actions/flecha_abajo.png" draw:style-name="gr1" draw:text-style-name="P1" svg:width="0.422cm" svg:height="0.422cm" svg:x="153.528cm" svg:y="4.039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13" draw:name="http://des.naos.i-administracion.junta-andalucia.es/servicedesk/imagenes_cmdb/actions/flecha_arriba.png" draw:style-name="gr1" draw:text-style-name="P1" svg:width="0.422cm" svg:height="0.422cm" svg:x="636.693cm" svg:y="4.039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14" draw:name="http://des.naos.i-administracion.junta-andalucia.es/servicedesk/imagenes_cmdb/actions/menos.png" draw:style-name="gr1" draw:text-style-name="P1" svg:width="0.422cm" svg:height="0.422cm" svg:x="638.951cm" svg:y="4.039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15" draw:name="http://des.naos.i-administracion.junta-andalucia.es/servicedesk/imagenes_cmdb/actions/ver_detalle.png" draw:style-name="gr1" draw:text-style-name="P1" svg:width="0.422cm" svg:height="0.422cm" svg:x="641.208cm" svg:y="4.039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16" draw:name="http://des.naos.i-administracion.junta-andalucia.es/servicedesk/imagenes_cmdb/actions/flecha_abajo.png" draw:style-name="gr1" draw:text-style-name="P1" svg:width="0.422cm" svg:height="0.422cm" svg:x="173.848cm" svg:y="4.49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17" draw:name="http://des.naos.i-administracion.junta-andalucia.es/servicedesk/imagenes_cmdb/actions/flecha_arriba.png" draw:style-name="gr1" draw:text-style-name="P1" svg:width="0.422cm" svg:height="0.422cm" svg:x="643.466cm" svg:y="4.49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18" draw:name="http://des.naos.i-administracion.junta-andalucia.es/servicedesk/imagenes_cmdb/actions/flecha_abajo.png" draw:style-name="gr1" draw:text-style-name="P1" svg:width="0.422cm" svg:height="0.422cm" svg:x="194.168cm" svg:y="4.942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19" draw:name="http://des.naos.i-administracion.junta-andalucia.es/servicedesk/imagenes_cmdb/actions/flecha_arriba.png" draw:style-name="gr1" draw:text-style-name="P1" svg:width="0.422cm" svg:height="0.422cm" svg:x="650.239cm" svg:y="4.942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20" draw:name="http://des.naos.i-administracion.junta-andalucia.es/servicedesk/imagenes_cmdb/actions/flecha_abajo.png" draw:style-name="gr1" draw:text-style-name="P1" svg:width="0.422cm" svg:height="0.422cm" svg:x="214.488cm" svg:y="5.393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21" draw:name="http://des.naos.i-administracion.junta-andalucia.es/servicedesk/imagenes_cmdb/actions/flecha_arriba.png" draw:style-name="gr1" draw:text-style-name="P1" svg:width="0.422cm" svg:height="0.422cm" svg:x="657.013cm" svg:y="5.393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22" draw:name="http://des.naos.i-administracion.junta-andalucia.es/servicedesk/imagenes_cmdb/actions/menos.png" draw:style-name="gr1" draw:text-style-name="P1" svg:width="0.422cm" svg:height="0.422cm" svg:x="659.271cm" svg:y="5.393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23" draw:name="http://des.naos.i-administracion.junta-andalucia.es/servicedesk/imagenes_cmdb/actions/ver_detalle.png" draw:style-name="gr1" draw:text-style-name="P1" svg:width="0.422cm" svg:height="0.422cm" svg:x="661.528cm" svg:y="5.393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24" draw:name="http://des.naos.i-administracion.junta-andalucia.es/servicedesk/imagenes_cmdb/actions/flecha_abajo.png" draw:style-name="gr1" draw:text-style-name="P1" svg:width="0.422cm" svg:height="0.422cm" svg:x="234.808cm" svg:y="5.845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25" draw:name="http://des.naos.i-administracion.junta-andalucia.es/servicedesk/imagenes_cmdb/actions/flecha_arriba.png" draw:style-name="gr1" draw:text-style-name="P1" svg:width="0.422cm" svg:height="0.422cm" svg:x="663.786cm" svg:y="5.845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26" draw:name="http://des.naos.i-administracion.junta-andalucia.es/servicedesk/imagenes_cmdb/actions/ver_detalle.png" draw:style-name="gr1" draw:text-style-name="P1" svg:width="0.422cm" svg:height="0.422cm" svg:x="666.044cm" svg:y="5.845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27" draw:name="http://des.naos.i-administracion.junta-andalucia.es/servicedesk/imagenes_cmdb/actions/flecha_abajo.png" draw:style-name="gr1" draw:text-style-name="P1" svg:width="0.422cm" svg:height="0.422cm" svg:x="255.128cm" svg:y="6.297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28" draw:name="http://des.naos.i-administracion.junta-andalucia.es/servicedesk/imagenes_cmdb/actions/flecha_arriba.png" draw:style-name="gr1" draw:text-style-name="P1" svg:width="0.422cm" svg:height="0.422cm" svg:x="670.559cm" svg:y="6.297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29" draw:name="http://des.naos.i-administracion.junta-andalucia.es/servicedesk/imagenes_cmdb/actions/flecha_abajo.png" draw:style-name="gr1" draw:text-style-name="P1" svg:width="0.422cm" svg:height="0.422cm" svg:x="275.448cm" svg:y="6.748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30" draw:name="http://des.naos.i-administracion.junta-andalucia.es/servicedesk/imagenes_cmdb/actions/flecha_arriba.png" draw:style-name="gr1" draw:text-style-name="P1" svg:width="0.422cm" svg:height="0.422cm" svg:x="677.333cm" svg:y="6.748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31" draw:name="http://des.naos.i-administracion.junta-andalucia.es/servicedesk/imagenes_cmdb/actions/flecha_abajo.png" draw:style-name="gr1" draw:text-style-name="P1" svg:width="0.422cm" svg:height="0.422cm" svg:x="295.768cm" svg:y="7.2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32" draw:name="http://des.naos.i-administracion.junta-andalucia.es/servicedesk/imagenes_cmdb/actions/flecha_arriba.png" draw:style-name="gr1" draw:text-style-name="P1" svg:width="0.422cm" svg:height="0.422cm" svg:x="684.106cm" svg:y="7.2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33" draw:name="http://des.naos.i-administracion.junta-andalucia.es/servicedesk/imagenes_cmdb/actions/flecha_abajo.png" draw:style-name="gr1" draw:text-style-name="P1" svg:width="0.422cm" svg:height="0.422cm" svg:x="316.088cm" svg:y="7.651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34" draw:name="http://des.naos.i-administracion.junta-andalucia.es/servicedesk/imagenes_cmdb/actions/flecha_arriba.png" draw:style-name="gr1" draw:text-style-name="P1" svg:width="0.422cm" svg:height="0.422cm" svg:x="690.879cm" svg:y="7.651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35" draw:name="http://des.naos.i-administracion.junta-andalucia.es/servicedesk/imagenes_cmdb/actions/flecha_abajo.png" draw:style-name="gr1" draw:text-style-name="P1" svg:width="0.422cm" svg:height="0.422cm" svg:x="336.408cm" svg:y="8.103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36" draw:name="http://des.naos.i-administracion.junta-andalucia.es/servicedesk/imagenes_cmdb/actions/flecha_arriba.png" draw:style-name="gr1" draw:text-style-name="P1" svg:width="0.422cm" svg:height="0.422cm" svg:x="697.653cm" svg:y="8.103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37" draw:name="http://des.naos.i-administracion.junta-andalucia.es/servicedesk/imagenes_cmdb/actions/menos.png" draw:style-name="gr1" draw:text-style-name="P1" svg:width="0.422cm" svg:height="0.422cm" svg:x="699.911cm" svg:y="8.103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38" draw:name="http://des.naos.i-administracion.junta-andalucia.es/servicedesk/imagenes_cmdb/actions/ver_detalle.png" draw:style-name="gr1" draw:text-style-name="P1" svg:width="0.422cm" svg:height="0.422cm" svg:x="702.168cm" svg:y="8.103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39" draw:name="http://des.naos.i-administracion.junta-andalucia.es/servicedesk/imagenes_cmdb/actions/flecha_abajo.png" draw:style-name="gr1" draw:text-style-name="P1" svg:width="0.422cm" svg:height="0.422cm" svg:x="356.728cm" svg:y="8.554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40" draw:name="http://des.naos.i-administracion.junta-andalucia.es/servicedesk/imagenes_cmdb/actions/flecha_arriba.png" draw:style-name="gr1" draw:text-style-name="P1" svg:width="0.422cm" svg:height="0.422cm" svg:x="704.426cm" svg:y="8.554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41" draw:name="http://des.naos.i-administracion.junta-andalucia.es/servicedesk/imagenes_cmdb/actions/flecha_abajo.png" draw:style-name="gr1" draw:text-style-name="P1" svg:width="0.422cm" svg:height="0.422cm" svg:x="377.048cm" svg:y="9.006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42" draw:name="http://des.naos.i-administracion.junta-andalucia.es/servicedesk/imagenes_cmdb/actions/flecha_arriba.png" draw:style-name="gr1" draw:text-style-name="P1" svg:width="0.422cm" svg:height="0.422cm" svg:x="711.199cm" svg:y="9.006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43" draw:name="http://des.naos.i-administracion.junta-andalucia.es/servicedesk/imagenes_cmdb/actions/menos.png" draw:style-name="gr1" draw:text-style-name="P1" svg:width="0.422cm" svg:height="0.422cm" svg:x="713.457cm" svg:y="9.006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44" draw:name="http://des.naos.i-administracion.junta-andalucia.es/servicedesk/imagenes_cmdb/actions/ver_detalle.png" draw:style-name="gr1" draw:text-style-name="P1" svg:width="0.422cm" svg:height="0.422cm" svg:x="715.715cm" svg:y="9.006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45" draw:name="http://des.naos.i-administracion.junta-andalucia.es/servicedesk/imagenes_cmdb/actions/flecha_abajo.png" draw:style-name="gr1" draw:text-style-name="P1" svg:width="0.422cm" svg:height="0.422cm" svg:x="397.368cm" svg:y="9.457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46" draw:name="http://des.naos.i-administracion.junta-andalucia.es/servicedesk/imagenes_cmdb/actions/flecha_arriba.png" draw:style-name="gr1" draw:text-style-name="P1" svg:width="0.422cm" svg:height="0.422cm" svg:x="717.973cm" svg:y="9.457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47" draw:name="http://des.naos.i-administracion.junta-andalucia.es/servicedesk/imagenes_cmdb/actions/menos.png" draw:style-name="gr1" draw:text-style-name="P1" svg:width="0.422cm" svg:height="0.422cm" svg:x="720.231cm" svg:y="9.457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48" draw:name="http://des.naos.i-administracion.junta-andalucia.es/servicedesk/imagenes_cmdb/actions/ver_detalle.png" draw:style-name="gr1" draw:text-style-name="P1" svg:width="0.422cm" svg:height="0.422cm" svg:x="722.488cm" svg:y="9.457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49" draw:name="http://des.naos.i-administracion.junta-andalucia.es/servicedesk/imagenes_cmdb/actions/flecha_abajo.png" draw:style-name="gr1" draw:text-style-name="P1" svg:width="0.422cm" svg:height="0.422cm" svg:x="417.688cm" svg:y="9.909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50" draw:name="http://des.naos.i-administracion.junta-andalucia.es/servicedesk/imagenes_cmdb/actions/flecha_arriba.png" draw:style-name="gr1" draw:text-style-name="P1" svg:width="0.422cm" svg:height="0.422cm" svg:x="724.746cm" svg:y="9.909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51" draw:name="http://des.naos.i-administracion.junta-andalucia.es/servicedesk/imagenes_cmdb/actions/flecha_abajo.png" draw:style-name="gr1" draw:text-style-name="P1" svg:width="0.422cm" svg:height="0.422cm" svg:x="438.008cm" svg:y="10.361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52" draw:name="http://des.naos.i-administracion.junta-andalucia.es/servicedesk/imagenes_cmdb/actions/flecha_arriba.png" draw:style-name="gr1" draw:text-style-name="P1" svg:width="0.422cm" svg:height="0.422cm" svg:x="731.519cm" svg:y="10.361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53" draw:name="http://des.naos.i-administracion.junta-andalucia.es/servicedesk/imagenes_cmdb/actions/menos.png" draw:style-name="gr1" draw:text-style-name="P1" svg:width="0.422cm" svg:height="0.422cm" svg:x="733.777cm" svg:y="10.361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54" draw:name="http://des.naos.i-administracion.junta-andalucia.es/servicedesk/imagenes_cmdb/actions/ver_detalle.png" draw:style-name="gr1" draw:text-style-name="P1" svg:width="0.422cm" svg:height="0.422cm" svg:x="736.035cm" svg:y="10.361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55" draw:name="http://des.naos.i-administracion.junta-andalucia.es/servicedesk/imagenes_cmdb/actions/flecha_abajo.png" draw:style-name="gr1" draw:text-style-name="P1" svg:width="0.422cm" svg:height="0.422cm" svg:x="458.328cm" svg:y="10.812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56" draw:name="http://des.naos.i-administracion.junta-andalucia.es/servicedesk/imagenes_cmdb/actions/flecha_arriba.png" draw:style-name="gr1" draw:text-style-name="P1" svg:width="0.422cm" svg:height="0.422cm" svg:x="738.293cm" svg:y="10.812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57" draw:name="http://des.naos.i-administracion.junta-andalucia.es/servicedesk/imagenes_cmdb/actions/flecha_abajo.png" draw:style-name="gr1" draw:text-style-name="P1" svg:width="0.422cm" svg:height="0.422cm" svg:x="478.648cm" svg:y="11.264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58" draw:name="http://des.naos.i-administracion.junta-andalucia.es/servicedesk/imagenes_cmdb/actions/flecha_arriba.png" draw:style-name="gr1" draw:text-style-name="P1" svg:width="0.422cm" svg:height="0.422cm" svg:x="745.066cm" svg:y="11.264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59" draw:name="http://des.naos.i-administracion.junta-andalucia.es/servicedesk/imagenes_cmdb/actions/menos.png" draw:style-name="gr1" draw:text-style-name="P1" svg:width="0.422cm" svg:height="0.422cm" svg:x="747.324cm" svg:y="11.264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60" draw:name="http://des.naos.i-administracion.junta-andalucia.es/servicedesk/imagenes_cmdb/actions/ver_detalle.png" draw:style-name="gr1" draw:text-style-name="P1" svg:width="0.422cm" svg:height="0.422cm" svg:x="749.582cm" svg:y="11.264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61" draw:name="http://des.naos.i-administracion.junta-andalucia.es/servicedesk/imagenes_cmdb/actions/flecha_abajo.png" draw:style-name="gr1" draw:text-style-name="P1" svg:width="0.422cm" svg:height="0.422cm" svg:x="498.968cm" svg:y="11.715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62" draw:name="http://des.naos.i-administracion.junta-andalucia.es/servicedesk/imagenes_cmdb/actions/flecha_arriba.png" draw:style-name="gr1" draw:text-style-name="P1" svg:width="0.422cm" svg:height="0.422cm" svg:x="751.839cm" svg:y="11.715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63" draw:name="http://des.naos.i-administracion.junta-andalucia.es/servicedesk/imagenes_cmdb/actions/flecha_abajo.png" draw:style-name="gr1" draw:text-style-name="P1" svg:width="0.422cm" svg:height="0.422cm" svg:x="519.288cm" svg:y="12.167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64" draw:name="http://des.naos.i-administracion.junta-andalucia.es/servicedesk/imagenes_cmdb/actions/flecha_arriba.png" draw:style-name="gr1" draw:text-style-name="P1" svg:width="0.422cm" svg:height="0.422cm" svg:x="758.613cm" svg:y="12.167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65" draw:name="http://des.naos.i-administracion.junta-andalucia.es/servicedesk/imagenes_cmdb/actions/flecha_abajo.png" draw:style-name="gr1" draw:text-style-name="P1" svg:width="0.422cm" svg:height="0.422cm" svg:x="539.608cm" svg:y="12.618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66" draw:name="http://des.naos.i-administracion.junta-andalucia.es/servicedesk/imagenes_cmdb/actions/flecha_arriba.png" draw:style-name="gr1" draw:text-style-name="P1" svg:width="0.422cm" svg:height="0.422cm" svg:x="765.386cm" svg:y="12.618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67" draw:name="http://des.naos.i-administracion.junta-andalucia.es/servicedesk/imagenes_cmdb/actions/menos.png" draw:style-name="gr1" draw:text-style-name="P1" svg:width="0.422cm" svg:height="0.422cm" svg:x="767.644cm" svg:y="12.618cm">
            <draw:image xlink:href="http://des.naos.i-administracion.junta-andalucia.es/servicedesk/imagenes_cmdb/actions/menos.png" xlink:type="simple" xlink:show="embed" xlink:actuate="onLoad">
              <text:p/>
            </draw:image>
          </draw:frame>
          <draw:frame draw:z-index="68" draw:name="http://des.naos.i-administracion.junta-andalucia.es/servicedesk/imagenes_cmdb/actions/ver_detalle.png" draw:style-name="gr1" draw:text-style-name="P1" svg:width="0.422cm" svg:height="0.422cm" svg:x="769.902cm" svg:y="12.618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69" draw:name="http://des.naos.i-administracion.junta-andalucia.es/servicedesk/imagenes_cmdb/actions/flecha_abajo.png" draw:style-name="gr1" draw:text-style-name="P1" svg:width="0.422cm" svg:height="0.422cm" svg:x="559.928cm" svg:y="13.07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70" draw:name="http://des.naos.i-administracion.junta-andalucia.es/servicedesk/imagenes_cmdb/actions/flecha_arriba.png" draw:style-name="gr1" draw:text-style-name="P1" svg:width="0.422cm" svg:height="0.422cm" svg:x="772.159cm" svg:y="13.07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71" draw:name="http://des.naos.i-administracion.junta-andalucia.es/servicedesk/imagenes_cmdb/actions/flecha_abajo.png" draw:style-name="gr1" draw:text-style-name="P1" svg:width="0.422cm" svg:height="0.422cm" svg:x="580.248cm" svg:y="13.521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72" draw:name="http://des.naos.i-administracion.junta-andalucia.es/servicedesk/imagenes_cmdb/actions/flecha_arriba.png" draw:style-name="gr1" draw:text-style-name="P1" svg:width="0.422cm" svg:height="0.422cm" svg:x="778.933cm" svg:y="13.521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73" draw:name="http://des.naos.i-administracion.junta-andalucia.es/servicedesk/imagenes_cmdb/actions/ver_detalle.png" draw:style-name="gr1" draw:text-style-name="P1" svg:width="0.422cm" svg:height="0.422cm" svg:x="781.191cm" svg:y="13.521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  <draw:frame draw:z-index="74" draw:name="http://des.naos.i-administracion.junta-andalucia.es/servicedesk/imagenes_cmdb/actions/flecha_abajo.png" draw:style-name="gr1" draw:text-style-name="P1" svg:width="0.422cm" svg:height="0.422cm" svg:x="600.568cm" svg:y="13.973cm">
            <draw:image xlink:href="http://des.naos.i-administracion.junta-andalucia.es/servicedesk/imagenes_cmdb/actions/flecha_abajo.png" xlink:type="simple" xlink:show="embed" xlink:actuate="onLoad">
              <text:p/>
            </draw:image>
          </draw:frame>
          <draw:frame draw:z-index="75" draw:name="http://des.naos.i-administracion.junta-andalucia.es/servicedesk/imagenes_cmdb/actions/flecha_arriba.png" draw:style-name="gr1" draw:text-style-name="P1" svg:width="0.422cm" svg:height="0.422cm" svg:x="785.706cm" svg:y="13.973cm">
            <draw:image xlink:href="http://des.naos.i-administracion.junta-andalucia.es/servicedesk/imagenes_cmdb/actions/flecha_arriba.png" xlink:type="simple" xlink:show="embed" xlink:actuate="onLoad">
              <text:p/>
            </draw:image>
          </draw:frame>
          <draw:frame draw:z-index="76" draw:name="http://des.naos.i-administracion.junta-andalucia.es/servicedesk/imagenes_cmdb/actions/ver_detalle.png" draw:style-name="gr1" draw:text-style-name="P1" svg:width="0.422cm" svg:height="0.422cm" svg:x="787.964cm" svg:y="13.973cm">
            <draw:image xlink:href="http://des.naos.i-administracion.junta-andalucia.es/servicedesk/imagenes_cmdb/actions/ver_detall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Default"/>
        <table:table-column table:style-name="co6" table:default-cell-style-name="Default"/>
        <table:table-row table:style-name="ro1" table:number-rows-repeated="4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Activo/Inactivo</text:p>
          </table:table-cell>
          <table:table-cell table:style-name="ce5" office:value-type="string" calcext:value-type="string">
            <text:p>Seguro/Público</text:p>
          </table:table-cell>
          <table:table-cell table:style-name="ce5" office:value-type="string" calcext:value-type="string">
            <text:p>Obligatorio/Opcional</text:p>
          </table:table-cell>
          <table:table-cell table:style-name="ce5" office:value-type="string" calcext:value-type="string">
            <text:p>Multiplicidad</text:p>
          </table:table-cell>
          <table:table-cell table:style-name="ce5" office:value-type="string" calcext:value-type="string">
            <text:p>Único en NameCI</text:p>
          </table:table-cell>
          <table:table-cell table:style-name="ce1" office:value-type="string" calcext:value-type="string">
            <text:p>Observaciones</text:p>
          </table:table-cell>
          <table:table-cell table:style-name="ce8"/>
        </table:table-row>
        <table:table-row table:style-name="ro3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DEF_ATR_HOSTNAME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Se propone eliminar este atributo de la CDH, puesto que está duplicado con “Nombre”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F_ATR_IP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F_ATR_DESCRIPCION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Fecha fin garantía</text:p>
          </table:table-cell>
          <table:table-cell office:value-type="string" calcext:value-type="string">
            <text:p>DEF_ATR_F_FIN_GARANTIA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Cantidad de almacenamiento</text:p>
          </table:table-cell>
          <table:table-cell office:value-type="string" calcext:value-type="string">
            <text:p>DEF_ATR_ALMACENAMIENT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Cantidad de memoria RAM</text:p>
          </table:table-cell>
          <table:table-cell office:value-type="string" calcext:value-type="string">
            <text:p>DEF_ATR_MEMORIA_RAM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/>
          <table:table-cell table:style-name="ce6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Fecha fin mantenimiento</text:p>
          </table:table-cell>
          <table:table-cell office:value-type="string" calcext:value-type="string">
            <text:p>DEF_ATR_F_FIN_MANTENIMIENT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Unidad de almacenamiento interno</text:p>
          </table:table-cell>
          <table:table-cell office:value-type="string" calcext:value-type="string">
            <text:p>DEF_ATR_UNIDAD_ALMACENAMIENT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Unidad de RAM</text:p>
          </table:table-cell>
          <table:table-cell office:value-type="string" calcext:value-type="string">
            <text:p>DEF_ATR_UNIDAD_RAM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/>
          <table:table-cell table:style-name="ce7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Número de cores por procesador</text:p>
          </table:table-cell>
          <table:table-cell office:value-type="string" calcext:value-type="string">
            <text:p>DEF_ATR_NUM_CORES_PROCESADOR</text:p>
          </table:table-cell>
          <table:table-cell table:style-name="ce3" office:value-type="string" calcext:value-type="string">
            <text:p>Número de cores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Código CRIHJA</text:p>
          </table:table-cell>
          <table:table-cell office:value-type="string" calcext:value-type="string">
            <text:p>DEF_ATR_COD_CRIHJA</text:p>
          </table:table-cell>
          <table:table-cell table:number-columns-repeated="3"/>
          <table:table-cell table:style-name="ce6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Etiqueta RFID</text:p>
          </table:table-cell>
          <table:table-cell office:value-type="string" calcext:value-type="string">
            <text:p>DEF_ATR_ETIQUETA_RFID</text:p>
          </table:table-cell>
          <table:table-cell table:number-columns-repeated="3"/>
          <table:table-cell table:style-name="ce6" office:value-type="string" calcext:value-type="string">
            <text:p>TRU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ERVIDOR</text:p>
          </table:table-cell>
          <table:table-cell office:value-type="string" calcext:value-type="string">
            <text:p>Num. de serie</text:p>
          </table:table-cell>
          <table:table-cell office:value-type="string" calcext:value-type="string">
            <text:p>DEF_ATR_NUM_SERIE</text:p>
          </table:table-cell>
          <table:table-cell table:number-columns-repeated="3"/>
          <table:table-cell table:style-name="ce6" office:value-type="string" calcext:value-type="string">
            <text:p>TRU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F_ATR_IP</text:p>
          </table:table-cell>
          <table:table-cell/>
          <table:table-cell table:style-name="Default" table:number-columns-repeated="3"/>
          <table:table-cell table:style-name="ce7"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Entorno</text:p>
          </table:table-cell>
          <table:table-cell office:value-type="string" calcext:value-type="string">
            <text:p>DEF_ATR_ENTORN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2"/>
          <table:table-cell table:style-name="ce2" office:value-type="string" calcext:value-type="string">
            <text:p>Se propone eliminar este atributo para el CI CLU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F_ATR_DESCRIPCION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ANCIA_BD</text:p>
          </table:table-cell>
          <table:table-cell table:style-name="ce2" office:value-type="string" calcext:value-type="string">
            <text:p>Descripción</text:p>
          </table:table-cell>
          <table:table-cell office:value-type="string" calcext:value-type="string">
            <text:p>DEF_ATR_DESCRIPCION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STANCIA_BD</text:p>
          </table:table-cell>
          <table:table-cell office:value-type="string" calcext:value-type="string">
            <text:p>Nùmero de licencias</text:p>
          </table:table-cell>
          <table:table-cell office:value-type="string" calcext:value-type="string">
            <text:p>DEF_ATR_NUM_LICENCIAS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BD</text:p>
          </table:table-cell>
          <table:table-cell office:value-type="string" calcext:value-type="string">
            <text:p>Fecha fin mantenimiento</text:p>
          </table:table-cell>
          <table:table-cell office:value-type="string" calcext:value-type="string">
            <text:p>DEF_ATR_F_FIN_MANTENIMIENT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BD</text:p>
          </table:table-cell>
          <table:table-cell office:value-type="string" calcext:value-type="string">
            <text:p>Fecha fin garantía</text:p>
          </table:table-cell>
          <table:table-cell office:value-type="string" calcext:value-type="string">
            <text:p>DEF_ATR_F_FIN_GARANTIA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BD</text:p>
          </table:table-cell>
          <table:table-cell office:value-type="string" calcext:value-type="string">
            <text:p>Identificador de licencia</text:p>
          </table:table-cell>
          <table:table-cell office:value-type="string" calcext:value-type="string">
            <text:p>DEF_ATR_ID_LICENCIAS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NCIA_BD</text:p>
          </table:table-cell>
          <table:table-cell office:value-type="string" calcext:value-type="string">
            <text:p>Versión base</text:p>
          </table:table-cell>
          <table:table-cell office:value-type="string" calcext:value-type="string">
            <text:p>DEF_ATR_VERSION_BASE</text:p>
          </table:table-cell>
          <table:table-cell table:number-columns-repeated="4"/>
          <table:table-cell table:style-name="ce6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F_ATR_NOMBRE</text:p>
          </table:table-cell>
          <table:table-cell/>
          <table:table-cell table:style-name="Default"/>
          <table:table-cell table:style-name="ce6" office:value-type="string" calcext:value-type="string">
            <text:p>FALSE</text:p>
          </table:table-cell>
          <table:table-cell/>
          <table:table-cell table:style-name="ce7" office:value-type="string" calcext:value-type="string">
            <text:p>FALSE</text:p>
          </table:table-cell>
          <table:table-cell/>
          <table:table-cell table:style-name="ce7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F_ATR_DESCRIPCION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Nùmero de licencias</text:p>
          </table:table-cell>
          <table:table-cell office:value-type="string" calcext:value-type="string">
            <text:p>DEF_ATR_NUM_LICENCIAS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Identificador de licencia</text:p>
          </table:table-cell>
          <table:table-cell office:value-type="string" calcext:value-type="string">
            <text:p>DEF_ATR_ID_LICENCIAS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style-name="ce6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Fecha fin garantía</text:p>
          </table:table-cell>
          <table:table-cell office:value-type="string" calcext:value-type="string">
            <text:p>DEF_ATR_F_FIN_GARANTIA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Fecha fin mantenimiento</text:p>
          </table:table-cell>
          <table:table-cell office:value-type="string" calcext:value-type="string">
            <text:p>DEF_ATR_F_FIN_MANTENIMIENTO</text:p>
          </table:table-cell>
          <table:table-cell table:number-columns-repeated="2"/>
          <table:table-cell table:style-name="ce6"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Tipo software base</text:p>
          </table:table-cell>
          <table:table-cell office:value-type="string" calcext:value-type="string">
            <text:p>DEF_ATR_TIPO_INSTANCIA_SW_BASE</text:p>
          </table:table-cell>
          <table:table-cell table:number-columns-repeated="4"/>
          <table:table-cell table:style-name="ce6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ANCIA_SW_BASE</text:p>
          </table:table-cell>
          <table:table-cell office:value-type="string" calcext:value-type="string">
            <text:p>Versión base</text:p>
          </table:table-cell>
          <table:table-cell office:value-type="string" calcext:value-type="string">
            <text:p>DEF_ATR_VERSION_BASE</text:p>
          </table:table-cell>
          <table:table-cell table:number-columns-repeated="4"/>
          <table:table-cell table:style-name="ce6" office:value-type="string" calcext:value-type="string">
            <text:p>TRUE</text:p>
          </table:table-cell>
          <table:table-cell table:number-columns-repeated="4"/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attForm:attributesTable:0:j_id105" table:base-cell-address="$'Cambios CDH'.$X$5" table:cell-range-address="$'Cambios CDH'.$X$5"/>
        <table:named-range table:name="attForm:attributesTable:0:j_id111" table:base-cell-address="$'Cambios CDH'.$JH$5" table:cell-range-address="$'Cambios CDH'.$JH$5"/>
        <table:named-range table:name="attForm:attributesTable:0:j_id116" table:base-cell-address="$'Cambios CDH'.$JI$5" table:cell-range-address="$'Cambios CDH'.$JI$5"/>
        <table:named-range table:name="attForm:attributesTable:10:j_id105" table:base-cell-address="$'Cambios CDH'.$DJ$15" table:cell-range-address="$'Cambios CDH'.$DJ$15"/>
        <table:named-range table:name="attForm:attributesTable:10:j_id111" table:base-cell-address="$'Cambios CDH'.$KL$15" table:cell-range-address="$'Cambios CDH'.$KL$15"/>
        <table:named-range table:name="attForm:attributesTable:11:j_id105" table:base-cell-address="$'Cambios CDH'.$DS$16" table:cell-range-address="$'Cambios CDH'.$DS$16"/>
        <table:named-range table:name="attForm:attributesTable:11:j_id111" table:base-cell-address="$'Cambios CDH'.$KO$16" table:cell-range-address="$'Cambios CDH'.$KO$16"/>
        <table:named-range table:name="attForm:attributesTable:12:j_id105" table:base-cell-address="$'Cambios CDH'.$EB$17" table:cell-range-address="$'Cambios CDH'.$EB$17"/>
        <table:named-range table:name="attForm:attributesTable:12:j_id111" table:base-cell-address="$'Cambios CDH'.$KR$17" table:cell-range-address="$'Cambios CDH'.$KR$17"/>
        <table:named-range table:name="attForm:attributesTable:13:j_id105" table:base-cell-address="$'Cambios CDH'.$EK$18" table:cell-range-address="$'Cambios CDH'.$EK$18"/>
        <table:named-range table:name="attForm:attributesTable:13:j_id111" table:base-cell-address="$'Cambios CDH'.$KU$18" table:cell-range-address="$'Cambios CDH'.$KU$18"/>
        <table:named-range table:name="attForm:attributesTable:14:j_id105" table:base-cell-address="$'Cambios CDH'.$ET$19" table:cell-range-address="$'Cambios CDH'.$ET$19"/>
        <table:named-range table:name="attForm:attributesTable:14:j_id111" table:base-cell-address="$'Cambios CDH'.$KX$19" table:cell-range-address="$'Cambios CDH'.$KX$19"/>
        <table:named-range table:name="attForm:attributesTable:14:j_id116" table:base-cell-address="$'Cambios CDH'.$KY$19" table:cell-range-address="$'Cambios CDH'.$KY$19"/>
        <table:named-range table:name="attForm:attributesTable:14:j_id120" table:base-cell-address="$'Cambios CDH'.$KZ$19" table:cell-range-address="$'Cambios CDH'.$KZ$19"/>
        <table:named-range table:name="attForm:attributesTable:15:j_id105" table:base-cell-address="$'Cambios CDH'.$FC$20" table:cell-range-address="$'Cambios CDH'.$FC$20"/>
        <table:named-range table:name="attForm:attributesTable:15:j_id111" table:base-cell-address="$'Cambios CDH'.$LA$20" table:cell-range-address="$'Cambios CDH'.$LA$20"/>
        <table:named-range table:name="attForm:attributesTable:16:j_id105" table:base-cell-address="$'Cambios CDH'.$FL$21" table:cell-range-address="$'Cambios CDH'.$FL$21"/>
        <table:named-range table:name="attForm:attributesTable:16:j_id111" table:base-cell-address="$'Cambios CDH'.$LD$21" table:cell-range-address="$'Cambios CDH'.$LD$21"/>
        <table:named-range table:name="attForm:attributesTable:16:j_id116" table:base-cell-address="$'Cambios CDH'.$LE$21" table:cell-range-address="$'Cambios CDH'.$LE$21"/>
        <table:named-range table:name="attForm:attributesTable:16:j_id120" table:base-cell-address="$'Cambios CDH'.$LF$21" table:cell-range-address="$'Cambios CDH'.$LF$21"/>
        <table:named-range table:name="attForm:attributesTable:17:j_id105" table:base-cell-address="$'Cambios CDH'.$FU$22" table:cell-range-address="$'Cambios CDH'.$FU$22"/>
        <table:named-range table:name="attForm:attributesTable:17:j_id111" table:base-cell-address="$'Cambios CDH'.$LG$22" table:cell-range-address="$'Cambios CDH'.$LG$22"/>
        <table:named-range table:name="attForm:attributesTable:17:j_id116" table:base-cell-address="$'Cambios CDH'.$LH$22" table:cell-range-address="$'Cambios CDH'.$LH$22"/>
        <table:named-range table:name="attForm:attributesTable:17:j_id120" table:base-cell-address="$'Cambios CDH'.$LI$22" table:cell-range-address="$'Cambios CDH'.$LI$22"/>
        <table:named-range table:name="attForm:attributesTable:18:j_id105" table:base-cell-address="$'Cambios CDH'.$GD$23" table:cell-range-address="$'Cambios CDH'.$GD$23"/>
        <table:named-range table:name="attForm:attributesTable:18:j_id111" table:base-cell-address="$'Cambios CDH'.$LJ$23" table:cell-range-address="$'Cambios CDH'.$LJ$23"/>
        <table:named-range table:name="attForm:attributesTable:19:j_id105" table:base-cell-address="$'Cambios CDH'.$GM$24" table:cell-range-address="$'Cambios CDH'.$GM$24"/>
        <table:named-range table:name="attForm:attributesTable:19:j_id111" table:base-cell-address="$'Cambios CDH'.$LM$24" table:cell-range-address="$'Cambios CDH'.$LM$24"/>
        <table:named-range table:name="attForm:attributesTable:19:j_id116" table:base-cell-address="$'Cambios CDH'.$LN$24" table:cell-range-address="$'Cambios CDH'.$LN$24"/>
        <table:named-range table:name="attForm:attributesTable:19:j_id120" table:base-cell-address="$'Cambios CDH'.$LO$24" table:cell-range-address="$'Cambios CDH'.$LO$24"/>
        <table:named-range table:name="attForm:attributesTable:1:j_id105" table:base-cell-address="$'Cambios CDH'.$AG$6" table:cell-range-address="$'Cambios CDH'.$AG$6"/>
        <table:named-range table:name="attForm:attributesTable:1:j_id111" table:base-cell-address="$'Cambios CDH'.$JK$6" table:cell-range-address="$'Cambios CDH'.$JK$6"/>
        <table:named-range table:name="attForm:attributesTable:1:j_id116" table:base-cell-address="$'Cambios CDH'.$JL$6" table:cell-range-address="$'Cambios CDH'.$JL$6"/>
        <table:named-range table:name="attForm:attributesTable:1:j_id120" table:base-cell-address="$'Cambios CDH'.$JM$6" table:cell-range-address="$'Cambios CDH'.$JM$6"/>
        <table:named-range table:name="attForm:attributesTable:20:j_id105" table:base-cell-address="$'Cambios CDH'.$GV$25" table:cell-range-address="$'Cambios CDH'.$GV$25"/>
        <table:named-range table:name="attForm:attributesTable:20:j_id111" table:base-cell-address="$'Cambios CDH'.$LP$25" table:cell-range-address="$'Cambios CDH'.$LP$25"/>
        <table:named-range table:name="attForm:attributesTable:21:j_id105" table:base-cell-address="$'Cambios CDH'.$HE$26" table:cell-range-address="$'Cambios CDH'.$HE$26"/>
        <table:named-range table:name="attForm:attributesTable:21:j_id111" table:base-cell-address="$'Cambios CDH'.$LS$26" table:cell-range-address="$'Cambios CDH'.$LS$26"/>
        <table:named-range table:name="attForm:attributesTable:21:j_id116" table:base-cell-address="$'Cambios CDH'.$LT$26" table:cell-range-address="$'Cambios CDH'.$LT$26"/>
        <table:named-range table:name="attForm:attributesTable:21:j_id120" table:base-cell-address="$'Cambios CDH'.$LU$26" table:cell-range-address="$'Cambios CDH'.$LU$26"/>
        <table:named-range table:name="attForm:attributesTable:22:j_id105" table:base-cell-address="$'Cambios CDH'.$HN$27" table:cell-range-address="$'Cambios CDH'.$HN$27"/>
        <table:named-range table:name="attForm:attributesTable:22:j_id111" table:base-cell-address="$'Cambios CDH'.$LV$27" table:cell-range-address="$'Cambios CDH'.$LV$27"/>
        <table:named-range table:name="attForm:attributesTable:23:j_id105" table:base-cell-address="$'Cambios CDH'.$HW$28" table:cell-range-address="$'Cambios CDH'.$HW$28"/>
        <table:named-range table:name="attForm:attributesTable:23:j_id111" table:base-cell-address="$'Cambios CDH'.$LY$28" table:cell-range-address="$'Cambios CDH'.$LY$28"/>
        <table:named-range table:name="attForm:attributesTable:24:j_id105" table:base-cell-address="$'Cambios CDH'.$IF$29" table:cell-range-address="$'Cambios CDH'.$IF$29"/>
        <table:named-range table:name="attForm:attributesTable:24:j_id111" table:base-cell-address="$'Cambios CDH'.$MB$29" table:cell-range-address="$'Cambios CDH'.$MB$29"/>
        <table:named-range table:name="attForm:attributesTable:24:j_id116" table:base-cell-address="$'Cambios CDH'.$MC$29" table:cell-range-address="$'Cambios CDH'.$MC$29"/>
        <table:named-range table:name="attForm:attributesTable:24:j_id120" table:base-cell-address="$'Cambios CDH'.$MD$29" table:cell-range-address="$'Cambios CDH'.$MD$29"/>
        <table:named-range table:name="attForm:attributesTable:25:j_id105" table:base-cell-address="$'Cambios CDH'.$IO$30" table:cell-range-address="$'Cambios CDH'.$IO$30"/>
        <table:named-range table:name="attForm:attributesTable:25:j_id111" table:base-cell-address="$'Cambios CDH'.$ME$30" table:cell-range-address="$'Cambios CDH'.$ME$30"/>
        <table:named-range table:name="attForm:attributesTable:26:j_id105" table:base-cell-address="$'Cambios CDH'.$IX$31" table:cell-range-address="$'Cambios CDH'.$IX$31"/>
        <table:named-range table:name="attForm:attributesTable:26:j_id111" table:base-cell-address="$'Cambios CDH'.$MH$31" table:cell-range-address="$'Cambios CDH'.$MH$31"/>
        <table:named-range table:name="attForm:attributesTable:26:j_id120" table:base-cell-address="$'Cambios CDH'.$MI$31" table:cell-range-address="$'Cambios CDH'.$MI$31"/>
        <table:named-range table:name="attForm:attributesTable:27:j_id105" table:base-cell-address="$'Cambios CDH'.$JG$32" table:cell-range-address="$'Cambios CDH'.$JG$32"/>
        <table:named-range table:name="attForm:attributesTable:27:j_id111" table:base-cell-address="$'Cambios CDH'.$MK$32" table:cell-range-address="$'Cambios CDH'.$MK$32"/>
        <table:named-range table:name="attForm:attributesTable:27:j_id120" table:base-cell-address="$'Cambios CDH'.$ML$32" table:cell-range-address="$'Cambios CDH'.$ML$32"/>
        <table:named-range table:name="attForm:attributesTable:2:j_id105" table:base-cell-address="$'Cambios CDH'.$AP$7" table:cell-range-address="$'Cambios CDH'.$AP$7"/>
        <table:named-range table:name="attForm:attributesTable:2:j_id111" table:base-cell-address="$'Cambios CDH'.$JN$7" table:cell-range-address="$'Cambios CDH'.$JN$7"/>
        <table:named-range table:name="attForm:attributesTable:3:j_id105" table:base-cell-address="$'Cambios CDH'.$AY$8" table:cell-range-address="$'Cambios CDH'.$AY$8"/>
        <table:named-range table:name="attForm:attributesTable:3:j_id111" table:base-cell-address="$'Cambios CDH'.$JQ$8" table:cell-range-address="$'Cambios CDH'.$JQ$8"/>
        <table:named-range table:name="attForm:attributesTable:4:j_id105" table:base-cell-address="$'Cambios CDH'.$BH$9" table:cell-range-address="$'Cambios CDH'.$BH$9"/>
        <table:named-range table:name="attForm:attributesTable:4:j_id111" table:base-cell-address="$'Cambios CDH'.$JT$9" table:cell-range-address="$'Cambios CDH'.$JT$9"/>
        <table:named-range table:name="attForm:attributesTable:5:j_id105" table:base-cell-address="$'Cambios CDH'.$BQ$10" table:cell-range-address="$'Cambios CDH'.$BQ$10"/>
        <table:named-range table:name="attForm:attributesTable:5:j_id111" table:base-cell-address="$'Cambios CDH'.$JW$10" table:cell-range-address="$'Cambios CDH'.$JW$10"/>
        <table:named-range table:name="attForm:attributesTable:5:j_id116" table:base-cell-address="$'Cambios CDH'.$JX$10" table:cell-range-address="$'Cambios CDH'.$JX$10"/>
        <table:named-range table:name="attForm:attributesTable:5:j_id120" table:base-cell-address="$'Cambios CDH'.$JY$10" table:cell-range-address="$'Cambios CDH'.$JY$10"/>
        <table:named-range table:name="attForm:attributesTable:6:j_id105" table:base-cell-address="$'Cambios CDH'.$BZ$11" table:cell-range-address="$'Cambios CDH'.$BZ$11"/>
        <table:named-range table:name="attForm:attributesTable:6:j_id111" table:base-cell-address="$'Cambios CDH'.$JZ$11" table:cell-range-address="$'Cambios CDH'.$JZ$11"/>
        <table:named-range table:name="attForm:attributesTable:7:j_id105" table:base-cell-address="$'Cambios CDH'.$CI$12" table:cell-range-address="$'Cambios CDH'.$CI$12"/>
        <table:named-range table:name="attForm:attributesTable:7:j_id111" table:base-cell-address="$'Cambios CDH'.$KC$12" table:cell-range-address="$'Cambios CDH'.$KC$12"/>
        <table:named-range table:name="attForm:attributesTable:8:j_id105" table:base-cell-address="$'Cambios CDH'.$CR$13" table:cell-range-address="$'Cambios CDH'.$CR$13"/>
        <table:named-range table:name="attForm:attributesTable:8:j_id111" table:base-cell-address="$'Cambios CDH'.$KF$13" table:cell-range-address="$'Cambios CDH'.$KF$13"/>
        <table:named-range table:name="attForm:attributesTable:8:j_id116" table:base-cell-address="$'Cambios CDH'.$KG$13" table:cell-range-address="$'Cambios CDH'.$KG$13"/>
        <table:named-range table:name="attForm:attributesTable:8:j_id120" table:base-cell-address="$'Cambios CDH'.$KH$13" table:cell-range-address="$'Cambios CDH'.$KH$13"/>
        <table:named-range table:name="attForm:attributesTable:9:j_id105" table:base-cell-address="$'Cambios CDH'.$DA$14" table:cell-range-address="$'Cambios CDH'.$DA$14"/>
        <table:named-range table:name="attForm:attributesTable:9:j_id111" table:base-cell-address="$'Cambios CDH'.$KI$14" table:cell-range-address="$'Cambios CDH'.$KI$14"/>
        <table:named-range table:name="attForm:attributesTable:9:j_id120" table:base-cell-address="$'Cambios CDH'.$KJ$14" table:cell-range-address="$'Cambios CDH'.$KJ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5-07-24T11:43:15.554390985</meta:creation-date>
    <dc:date>2015-07-24T12:39:07.071218142</dc:date>
    <dc:creator>laura </dc:creator>
    <meta:editing-duration>PT10M19S</meta:editing-duration>
    <meta:editing-cycles>2</meta:editing-cycles>
    <meta:generator>LibreOffice/4.1.3.2$Linux_x86 LibreOffice_project/70feb7d99726f064edab4605a8ab840c50ec57a</meta:generator>
    <meta:document-statistic meta:table-count="1" meta:cell-count="139" meta:object-count="77"/>
  </office:meta>
</office:document-meta>
</file>